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895cm" style:rel-column-width="2775*"/>
    </style:style>
    <style:style style:name="Table1.B" style:family="table-column">
      <style:table-column-properties style:column-width="12.106cm" style:rel-column-width="686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895cm" style:rel-column-width="2775*"/>
    </style:style>
    <style:style style:name="Table2.B" style:family="table-column">
      <style:table-column-properties style:column-width="12.106cm" style:rel-column-width="686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Standard">
      <style:text-properties officeooo:rsid="000a8fcb" officeooo:paragraph-rsid="000a8fcb"/>
    </style:style>
    <style:style style:name="P2" style:family="paragraph" style:parent-style-name="Standard">
      <style:text-properties officeooo:rsid="000c5683" officeooo:paragraph-rsid="000a8fcb"/>
    </style:style>
    <style:style style:name="P3" style:family="paragraph" style:parent-style-name="Standard">
      <style:text-properties officeooo:rsid="000c5683" officeooo:paragraph-rsid="000c5683"/>
    </style:style>
    <style:style style:name="P4" style:family="paragraph" style:parent-style-name="Standard">
      <style:text-properties officeooo:rsid="000ce243" officeooo:paragraph-rsid="000ce243"/>
    </style:style>
    <style:style style:name="P5" style:family="paragraph" style:parent-style-name="Standard">
      <style:text-properties officeooo:rsid="000ea911" officeooo:paragraph-rsid="000ea911"/>
    </style:style>
    <style:style style:name="P6" style:family="paragraph" style:parent-style-name="Standard">
      <style:text-properties officeooo:rsid="00106ff2" officeooo:paragraph-rsid="00106ff2"/>
    </style:style>
    <style:style style:name="P7" style:family="paragraph" style:parent-style-name="Standard">
      <style:text-properties officeooo:rsid="00118dcf" officeooo:paragraph-rsid="00118dcf"/>
    </style:style>
    <style:style style:name="P8" style:family="paragraph" style:parent-style-name="Standard">
      <style:text-properties officeooo:rsid="0011abba" officeooo:paragraph-rsid="0011abba"/>
    </style:style>
    <style:style style:name="P9" style:family="paragraph" style:parent-style-name="Standard">
      <style:text-properties officeooo:rsid="0012f21b" officeooo:paragraph-rsid="0012f21b"/>
    </style:style>
    <style:style style:name="P10" style:family="paragraph" style:parent-style-name="Standard">
      <style:text-properties officeooo:rsid="001490eb" officeooo:paragraph-rsid="001490eb"/>
    </style:style>
    <style:style style:name="P11" style:family="paragraph" style:parent-style-name="Standard">
      <style:text-properties officeooo:rsid="001490eb" officeooo:paragraph-rsid="0017d687"/>
    </style:style>
    <style:style style:name="P12" style:family="paragraph" style:parent-style-name="Standard">
      <style:text-properties officeooo:rsid="0016335a" officeooo:paragraph-rsid="0016335a"/>
    </style:style>
    <style:style style:name="P13" style:family="paragraph" style:parent-style-name="Standard">
      <style:text-properties officeooo:rsid="0017d687" officeooo:paragraph-rsid="0017d687"/>
    </style:style>
    <style:style style:name="P14" style:family="paragraph" style:parent-style-name="Standard">
      <style:text-properties officeooo:rsid="00181ac8" officeooo:paragraph-rsid="00181ac8"/>
    </style:style>
    <style:style style:name="P15" style:family="paragraph" style:parent-style-name="Standard">
      <style:text-properties officeooo:rsid="001b6405" officeooo:paragraph-rsid="001b6405"/>
    </style:style>
    <style:style style:name="P16" style:family="paragraph" style:parent-style-name="Standard">
      <style:text-properties officeooo:rsid="001de797" officeooo:paragraph-rsid="001c943d"/>
    </style:style>
    <style:style style:name="P17" style:family="paragraph" style:parent-style-name="Standard">
      <style:text-properties officeooo:rsid="001de797" officeooo:paragraph-rsid="001de797"/>
    </style:style>
    <style:style style:name="P18" style:family="paragraph" style:parent-style-name="Table_20_Contents">
      <style:text-properties officeooo:rsid="000a8fcb" officeooo:paragraph-rsid="000a8fcb"/>
    </style:style>
    <style:style style:name="P19" style:family="paragraph" style:parent-style-name="Table_20_Contents">
      <style:text-properties officeooo:rsid="000c5683" officeooo:paragraph-rsid="000c5683"/>
    </style:style>
    <style:style style:name="P20" style:family="paragraph" style:parent-style-name="Preformatted_20_Text">
      <style:text-properties officeooo:paragraph-rsid="000ea911"/>
    </style:style>
    <style:style style:name="T1" style:family="text">
      <style:text-properties officeooo:rsid="000a8fcb"/>
    </style:style>
    <style:style style:name="T2" style:family="text">
      <style:text-properties officeooo:rsid="000c5683"/>
    </style:style>
    <style:style style:name="T3" style:family="text">
      <style:text-properties officeooo:rsid="000ea911"/>
    </style:style>
    <style:style style:name="T4" style:family="text">
      <style:text-properties officeooo:rsid="00106ff2"/>
    </style:style>
    <style:style style:name="T5" style:family="text">
      <style:text-properties style:text-position="super 58%"/>
    </style:style>
    <style:style style:name="T6" style:family="text">
      <style:text-properties officeooo:rsid="001490eb"/>
    </style:style>
    <style:style style:name="T7" style:family="text">
      <style:text-properties officeooo:rsid="0016335a"/>
    </style:style>
    <style:style style:name="T8" style:family="text">
      <style:text-properties officeooo:rsid="0017d687"/>
    </style:style>
    <style:style style:name="T9" style:family="text">
      <style:text-properties officeooo:rsid="00181ac8"/>
    </style:style>
    <style:style style:name="T10" style:family="text">
      <style:text-properties officeooo:rsid="001a96d4"/>
    </style:style>
    <style:style style:name="T11" style:family="text">
      <style:text-properties officeooo:rsid="001de7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GE Logic add-on, project <text:span text:style-name="T10">structure overview</text:span>.</text:h>
      <text:p text:style-name="P1"/>
      <text:h text:style-name="Heading_20_3" text:outline-level="3">Abstract.</text:h>
      <text:p text:style-name="P2"/>
      <text:p text:style-name="P1">The add-on is split into two areas, the visual creation of one or more LogicNetwork instances (UI), and the execution of those instances in the game loop (RUNTIME).</text:p>
      <text:p text:style-name="P1"/>
      <text:p text:style-name="P1">The UI module depends on the RUNTIME module and the bpy library while the RUNTIME module depends only on the bge library. The UI module automatically deploys the RUNTIME so that the resulting game doesn't require the presence of the add-on on the execution platform.</text:p>
      <text:p text:style-name="P1"/>
      <text:h text:style-name="Heading_20_3" text:outline-level="3">Description of the system's code units.</text:h>
      <text:p text:style-name="P1"/>
      <text:p text:style-name="P1">The “./” symbol refers to the root of the add-on distribution.</text:p>
      <text:p text:style-name="P1"/>
      <text:h text:style-name="Heading_20_5" text:outline-level="5">Code units of the UI system.</text:h>
      <text:p text:style-name="P1"/>
      <table:table table:name="Table1" table:style-name="Table1">
        <table:table-column table:style-name="Table1.A"/>
        <table:table-column table:style-name="Table1.B"/>
        <table:table-row>
          <table:table-cell table:style-name="Table1.A1" office:value-type="string">
            <text:p text:style-name="Table_20_Contents">./__<text:span text:style-name="T1">init__.py</text:span></text:p>
          </table:table-cell>
          <table:table-cell table:style-name="Table1.B1" office:value-type="string">
            <text:p text:style-name="P18">Entry point of the UI module. This is the script that blender uses to install the add-on itself into the user interface.</text:p>
          </table:table-cell>
        </table:table-row>
        <table:table-row>
          <table:table-cell table:style-name="Table1.A2" office:value-type="string">
            <text:p text:style-name="Table_20_Contents">./<text:span text:style-name="T1">utilities/__init__.py</text:span></text:p>
          </table:table-cell>
          <table:table-cell table:style-name="Table1.B2" office:value-type="string">
            <text:p text:style-name="P18">A python module that contains several definitions of functions used by the UI module to carry on its tasks.</text:p>
          </table:table-cell>
        </table:table-row>
        <table:table-row>
          <table:table-cell table:style-name="Table1.A2" office:value-type="string">
            <text:p text:style-name="Table_20_Contents">./<text:span text:style-name="T1">ui/__init__.py</text:span></text:p>
          </table:table-cell>
          <table:table-cell table:style-name="Table1.B2" office:value-type="string">
            <text:p text:style-name="P18">Defines the panels that are installed into the blender's ui and the custom NodeTree type that represents a logic tree in the blender ui.</text:p>
          </table:table-cell>
        </table:table-row>
        <table:table-row>
          <table:table-cell table:style-name="Table1.A2" office:value-type="string">
            <text:p text:style-name="Table_20_Contents">./<text:span text:style-name="T1">templates</text:span></text:p>
          </table:table-cell>
          <table:table-cell table:style-name="Table1.B2" office:value-type="string">
            <text:p text:style-name="P18">Contains the source code for the template elements that the user can check to implement customized tree nodes and logic cells.</text:p>
          </table:table-cell>
        </table:table-row>
        <table:table-row>
          <table:table-cell table:style-name="Table1.A2" office:value-type="string">
            <text:p text:style-name="Table_20_Contents">./<text:span text:style-name="T1">ops/__init__.py</text:span></text:p>
          </table:table-cell>
          <table:table-cell table:style-name="Table1.B2" office:value-type="string">
            <text:p text:style-name="P18">Defines the actions, as blender operators, mapped to ui controls.</text:p>
          </table:table-cell>
        </table:table-row>
        <table:table-row>
          <table:table-cell table:style-name="Table1.A2" office:value-type="string">
            <text:p text:style-name="Table_20_Contents">./<text:span text:style-name="T1">basicnodes/__init__.py</text:span></text:p>
          </table:table-cell>
          <table:table-cell table:style-name="Table1.B2" office:value-type="string">
            <text:p text:style-name="P18">Contains the definitions of the tree nodes and node sockets that the user can create and manipulate in the node panel.</text:p>
          </table:table-cell>
        </table:table-row>
      </table:table>
      <text:p text:style-name="P1"/>
      <text:p text:style-name="P1"/>
      <text:h text:style-name="Heading_20_5" text:outline-level="5">Code units of the RUNTIME system.</text:h>
      <text:p text:style-name="P3"/>
      <table:table table:name="Table2" table:style-name="Table2">
        <table:table-column table:style-name="Table2.A"/>
        <table:table-column table:style-name="Table2.B"/>
        <table:table-row>
          <table:table-cell table:style-name="Table2.A1" office:value-type="string">
            <text:p text:style-name="Table_20_Contents">./<text:span text:style-name="T2">game/bgelogic.py</text:span></text:p>
          </table:table-cell>
          <table:table-cell table:style-name="Table2.B1" office:value-type="string">
            <text:p text:style-name="P19">Contains the whole RUNTIME module. This script is automatically deployed (aka bluntly copied in a directory path relative to the .blend file) by the UI module to allow the execution of the logic defined in the user interface.</text:p>
          </table:table-cell>
        </table:table-row>
      </table:table>
      <text:p text:style-name="P3"/>
      <text:h text:style-name="Heading_20_3" text:outline-level="3">The principle behind the RUNTIME execution.</text:h>
      <text:p text:style-name="P4"/>
      <text:p text:style-name="P4">The system sees a logic statement (when the user presses the left mouse button the object <text:span text:style-name="T3">X </text:span>must move forward by two units) as an unordered set of stateful functions.</text:p>
      <text:p text:style-name="P4">The execution of one logic frame can be summarized in the following pseudo code:</text:p>
      <text:p text:style-name="P4"/>
      <text:p text:style-name="Preformatted_20_Text"><text:soft-page-break/>def executeOneLogicFrame():</text:p>
      <text:p text:style-name="Preformatted_20_Text"><text:tab/>for each cell in the evaluation queue:</text:p>
      <text:p text:style-name="Preformatted_20_Text"><text:tab/><text:tab/>status = cell.evaluate()</text:p>
      <text:p text:style-name="Preformatted_20_Text"><text:tab/><text:tab/>if status == INCOMPLETE:</text:p>
      <text:p text:style-name="Preformatted_20_Text"><text:tab/><text:tab/><text:tab/>append the cell to the tail of the evaluation queue</text:p>
      <text:p text:style-name="P20"><text:tab/><text:span text:style-name="T3">for each cell in the evaluation queue: cell.reset()</text:span></text:p>
      <text:p text:style-name="P4"/>
      <text:p text:style-name="P4">The actual implementation of this step can be found in the evaluate member of the LogicNetwork class (bgelogic.py:~642).</text:p>
      <text:p text:style-name="P5">For example, let us consider the aforementioned logic statement. That statement can be divided in the following cells:</text:p>
      <text:p text:style-name="P5"/>
      <text:p text:style-name="P5">A) LeftMousePressed:</text:p>
      <text:p text:style-name="P5">+value:bool or None //becomes true when the user presses the left mouse button</text:p>
      <text:p text:style-name="P5">+evaluate() //check the user input and set value to true/false</text:p>
      <text:p text:style-name="P5">+status //COMPLETE if evaluate has been called once in this logic frame, INCOMPLETE if not</text:p>
      <text:p text:style-name="P5"/>
      <text:p text:style-name="P5">B) GameObject </text:p>
      <text:p text:style-name="P5">+value:KX_GameObject //the game object represented by this cell</text:p>
      <text:p text:style-name="P5">+evaluate() //empty</text:p>
      <text:p text:style-name="P5">+status //always COMPLETE</text:p>
      <text:p text:style-name="P5"/>
      <text:p text:style-name="P5">C) MoveObject</text:p>
      <text:p text:style-name="P5">+condition:bool or None</text:p>
      <text:p text:style-name="P5">+object:KX_GameObject or None</text:p>
      <text:p text:style-name="P5">+evaluate() //if condition is present and true and object is present, move it</text:p>
      <text:p text:style-name="P5">+status //COMPLETE if condition and object are present</text:p>
      <text:p text:style-name="P5"/>
      <text:p text:style-name="P5">The statement's representation requires the condition field of MoveObject to be (linked to) the value field of LeftMousePressed and the object field of MoveObject to be (linked to) the value field of GameObject. <text:span text:style-name="T4">Once those fields are linked together, subsequent calls of the evaluate function of the elements of the set (LeftMousePressed, GameObject, MoveObject), in any order, result in the object moving when the left mouse button is pressed.</text:span></text:p>
      <text:p text:style-name="P5"/>
      <text:h text:style-name="Heading_20_5" text:outline-level="5">A note on the status <text:span text:style-name="T4">field </text:span>of a logic cell.</text:h>
      <text:p text:style-name="P5"/>
      <text:p text:style-name="P5">The status field is <text:span text:style-name="T4">there to allow out of order execution of dependent computations. This was a requirement of the original design, intended to have logic units evaluated in parallel. In such a system, a computation might be executed before the values it needs have been actually produces. The cells that executes that computation has then to wait for the requested value to be there before to even start.</text:span></text:p>
      <text:p text:style-name="P6">Due to the soft realtime needs of the runtime, instead of relying on a monitored wait protocol, the status field acts as a spin lock: the evaluation function of a unit is repeatedly called until the values it needs are actually there. Fairness – that this the guarantee that each unit's evaluation function is executed at least once per loop, so that needed values will actually be computed – is implemented by appending incomplete units to the evaluation queue.</text:p>
      <text:p text:style-name="P7">All this is completely unnecessary in a non concurrent context. In that environment the execution units has simply to be ordered by dependence: units whose computation requires the value produced by other units must simply be evaluated after the dependees.</text:p>
      <text:p text:style-name="P8">While the standard python vm doesn't support multithreading, the add-on implementation still maintains the out of order execution design, because I was to lazy to change it once I found out that threading in python is a no go.</text:p>
      <text:p text:style-name="P8"><text:soft-page-break/>The drawbacks of the concurrent design in a single-thread context – specifically the worst case O(N<text:span text:style-name="T5">2</text:span>) complexity [average O(NlogN)] of the out of order execution versus the O(N) one of the non concurrent context – have been mitigated by pre-ordering the logic cells in the network, so that complexity is O(N) but the system still has the overhead imposed by the status checks.</text:p>
      <text:p text:style-name="P7"/>
      <text:h text:style-name="Heading_20_3" text:outline-level="3">UI module use case.</text:h>
      <text:p text:style-name="P9"/>
      <text:p text:style-name="P9">This section describ<text:span text:style-name="T6">es</text:span> the use case of the UI module, from the loading process to the generation of the RUNTIME logic network. <text:span text:style-name="T6">The ./ symbol refers to the root of the add-on installation directory.-</text:span></text:p>
      <text:p text:style-name="P9"/>
      <text:h text:style-name="Heading_20_5" text:outline-level="5">Loading the add-on.</text:h>
      <text:p text:style-name="P9"/>
      <text:p text:style-name="P10">Opening blender with the add-on installed causes the execution of the register() function ot the ./__init__.py, <text:span text:style-name="T8">from now on</text:span> <text:span text:style-name="T8">(main) </text:span>source file.</text:p>
      <text:p text:style-name="P10"/>
      <text:p text:style-name="P10">That causes the explicit import of the source files:</text:p>
      <text:p text:style-name="P10"/>
      <text:p text:style-name="P11">./ui/__init__.py, (ui)</text:p>
      <text:p text:style-name="P11">./ops/__init__.py, (ops)</text:p>
      <text:p text:style-name="P11">./utilities/__init__.py, <text:span text:style-name="T7">(</text:span>utilities)</text:p>
      <text:p text:style-name="P11">./basicnodes/__init__.py, <text:span text:style-name="T7">(</text:span>basicnodes)</text:p>
      <text:p text:style-name="P10"/>
      <text:p text:style-name="P10">Importing the basicnodes file causes the resolution of all classes there defined. The classes are also added into a set of lists (basicodes._sockets, basicnodes._nodes) according to the type they represents – sockets, aka connections between blender-ui nodes, and nodes, aka visual representation of tree nodes.</text:p>
      <text:p text:style-name="P10"/>
      <text:p text:style-name="P10">After loading the modules, the register function registers the node and socket classes defined in basicnodes, <text:span text:style-name="T7">registers the blender's user interface elements defined in ui, registers the operators defined in ops.</text:span></text:p>
      <text:p text:style-name="P10"/>
      <text:p text:style-name="P12">The same function also builds the node tree menu. The menu is defined by the list_menu_nodes() function, also contained in the (main) source file. The list_menu_nodes function builds the menu by scanning all the blender-node classes defined in the (basicnodes) source. Each class contains a conventional parameter, nl_category, that, if present, tells the system under which menu-category the node represented by that class should fall. Node types that have no nl_category field falls into the “uncategorized” section.</text:p>
      <text:p text:style-name="P12"/>
      <text:p text:style-name="P13">This ends the load process, the menu bar is installed, the nodes and sockets are registered and available for use.</text:p>
      <text:p text:style-name="P13"/>
      <text:h text:style-name="Heading_20_5" text:outline-level="5">Creation of a logic tree.</text:h>
      <text:p text:style-name="P13"/>
      <text:p text:style-name="P13">Starts when the user presses the joystick button in the node tree panel of blender.</text:p>
      <text:p text:style-name="P13">The BGELogicPanel (ui::BGELogicPanel) component is displayed on the left side of the interface, the node menu (defined by main:list_menu_nodes) is activated, all thanks to the blender add-on system.</text:p>
      <text:p text:style-name="P14">When the user presses the “create new node tree” button, a new (ui::BGELogicTree) instance is created.</text:p>
      <text:p text:style-name="P14">The update function of that instance is called, causing the execution of <text:soft-page-break/>(main::update_current_tree_code()).</text:p>
      <text:p text:style-name="P14">The update_current_tree_code function starts a background process that periodically regenerates, if necessary, the RUNTIME deployment of the logic trees defined by the user in the user interface.</text:p>
      <text:p text:style-name="P14">The background task is carried on by the custom operator (ops::TreeCodeWriterOperator).</text:p>
      <text:p text:style-name="P14">That operator causes the invocation of the (main::_consume_update_tree_code_queue()).</text:p>
      <text:p text:style-name="P14">The purpose of this queue is to pack multiple subsequent update events into a single RUNTIME deployment action.</text:p>
      <text:p text:style-name="P14">Eventually, the (main::_consume_update_tree_code_queue()) function will cause the execution of the custom operator (ops::NLGenerateLogicNetworkOperator).</text:p>
      <text:p text:style-name="P14">The purpose of this operator is to transform the tree that the user builds in the user interface into a python module that, using the RUNTIME library and the blender's logic brick system, causes the execution of the user defined logic.</text:p>
      <text:p text:style-name="P14"/>
      <text:p text:style-name="P14">This transformation requires two outputs:</text:p>
      <text:p text:style-name="P14"/>
      <text:p text:style-name="P14">1. a logic brick, connected to the blender's object the user has linked the tree to, that periodically executes a python module function</text:p>
      <text:p text:style-name="P14">2. a python module that contains the code to assemble the logic network, once, and loop over it, once per frame.</text:p>
      <text:p text:style-name="P14"/>
      <text:p text:style-name="P15">This is an example of the generated module:</text:p>
      <text:p text:style-name="P15"/>
      <text:p text:style-name="Preformatted_20_Text">#MACHINE GENERATED</text:p>
      <text:p text:style-name="Preformatted_20_Text">import bge</text:p>
      <text:p text:style-name="Preformatted_20_Text">import mathutils</text:p>
      <text:p text:style-name="Preformatted_20_Text">import bgelogic</text:p>
      <text:p text:style-name="Preformatted_20_Text">import math</text:p>
      <text:p text:style-name="Preformatted_20_Text"/>
      <text:p text:style-name="Preformatted_20_Text">def _initialize(owner):</text:p>
      <text:p text:style-name="Preformatted_20_Text"><text:s text:c="4"/>network = bgelogic.LogicNetwork()</text:p>
      <text:p text:style-name="Preformatted_20_Text"><text:s text:c="4"/>PAR0000 = bgelogic.ParameterMouseData()</text:p>
      <text:p text:style-name="Preformatted_20_Text"><text:s text:c="4"/>CON0001 = bgelogic.ConditionMousePressed()</text:p>
      <text:p text:style-name="Preformatted_20_Text"><text:s text:c="4"/>PAR0002 = bgelogic.ParameterActiveCamera()</text:p>
      <text:p text:style-name="Preformatted_20_Text"><text:s text:c="4"/>PAR0003 = bgelogic.ParameterCurrentScene()</text:p>
      <text:p text:style-name="Preformatted_20_Text"><text:s text:c="4"/>PAR0004 = bgelogic.ParameterPythonModuleFunction()</text:p>
      <text:p text:style-name="Preformatted_20_Text"><text:s text:c="4"/>CON0001.mouse_button_code = bge.events.LEFTMOUSE</text:p>
      <text:p text:style-name="Preformatted_20_Text"><text:s text:c="4"/>CON0001.pulse = False</text:p>
      <text:p text:style-name="Preformatted_20_Text"><text:s text:c="4"/>PAR0002.scene = PAR0003</text:p>
      <text:p text:style-name="Preformatted_20_Text"><text:s text:c="4"/>PAR0004.module_name = "TestNodeModule"</text:p>
      <text:p text:style-name="Preformatted_20_Text"><text:s text:c="4"/>PAR0004.module_func = "test"</text:p>
      <text:p text:style-name="Preformatted_20_Text"><text:s text:c="4"/>PAR0004.IN0 = CON0001</text:p>
      <text:p text:style-name="Preformatted_20_Text"><text:s text:c="4"/>PAR0004.IN1 = PAR0000.MX</text:p>
      <text:p text:style-name="Preformatted_20_Text"><text:s text:c="4"/>PAR0004.IN2 = PAR0000.MY</text:p>
      <text:p text:style-name="Preformatted_20_Text"><text:s text:c="4"/>PAR0004.IN3 = PAR0002</text:p>
      <text:p text:style-name="Preformatted_20_Text"><text:s text:c="4"/>network.add_cell(PAR0000)</text:p>
      <text:p text:style-name="Preformatted_20_Text"><text:s text:c="4"/>network.add_cell(PAR0003)</text:p>
      <text:p text:style-name="Preformatted_20_Text"><text:s text:c="4"/>network.add_cell(CON0001)</text:p>
      <text:p text:style-name="Preformatted_20_Text"><text:s text:c="4"/>network.add_cell(PAR0002)</text:p>
      <text:p text:style-name="Preformatted_20_Text"><text:s text:c="4"/>network.add_cell(PAR0004)</text:p>
      <text:p text:style-name="Preformatted_20_Text"><text:s text:c="4"/>owner["CamPosTest"] = network</text:p>
      <text:p text:style-name="Preformatted_20_Text"><text:s text:c="4"/>network._owner = owner</text:p>
      <text:p text:style-name="Preformatted_20_Text"><text:s text:c="4"/>network.setup()</text:p>
      <text:p text:style-name="Preformatted_20_Text"><text:s text:c="4"/>network.stopped = not owner.get('NL_CamPosTest_initial_status')</text:p>
      <text:p text:style-name="Preformatted_20_Text"><text:s text:c="4"/>return network</text:p>
      <text:p text:style-name="Preformatted_20_Text"/>
      <text:p text:style-name="Preformatted_20_Text">def pulse_network(controller):</text:p>
      <text:p text:style-name="Preformatted_20_Text"><text:s text:c="4"/>owner = controller.owner</text:p>
      <text:p text:style-name="Preformatted_20_Text"><text:soft-page-break/><text:s text:c="4"/>network = owner.get("CamPosTest")</text:p>
      <text:p text:style-name="Preformatted_20_Text"><text:s text:c="4"/>if network is None:</text:p>
      <text:p text:style-name="Preformatted_20_Text"><text:s text:c="8"/>network = _initialize(owner)</text:p>
      <text:p text:style-name="Preformatted_20_Text"><text:s text:c="4"/>if network.stopped: return</text:p>
      <text:p text:style-name="Preformatted_20_Text"><text:s text:c="4"/>shutdown = network.evaluate()</text:p>
      <text:p text:style-name="Preformatted_20_Text"><text:s text:c="4"/>if shutdown is True:</text:p>
      <text:p text:style-name="Preformatted_20_Text"><text:s text:c="8"/>controller.sensors[0].repeat = False</text:p>
      <text:p text:style-name="P15"/>
      <text:p text:style-name="P15"/>
      <text:p text:style-name="P15">The initialize function contains the hard-coded version of that the user interface node tree represents.</text:p>
      <text:p text:style-name="P15">It first creates all the logic cells contained in the node tree, then binds them together assigning inputs to outputs, then adds all the cells to the network.</text:p>
      <text:p text:style-name="P15">The evaluation simply evaluates that network until some external event stops it.</text:p>
      <text:p text:style-name="P15"/>
      <text:p text:style-name="P17">The generation of the code is a three step process, defined in <text:span text:style-name="T9">(ops::NLGenerateLogicNetworkOperator::</text:span>execute<text:span text:style-name="T9">)</text:span> summarized in this pseudo-code:</text:p>
      <text:p text:style-name="P16"/>
      <text:p text:style-name="Preformatted_20_Text">//Initialization of all cells</text:p>
      <text:p text:style-name="Preformatted_20_Text">for each node in the user interface:</text:p>
      <text:p text:style-name="Preformatted_20_Text"><text:tab/><text:span text:style-name="T11">generate a unique name for it</text:span></text:p>
      <text:p text:style-name="Preformatted_20_Text"><text:tab/><text:span text:style-name="T11">node.write_cell_declaration(some_text_buffer, some_context)</text:span></text:p>
      <text:p text:style-name="Preformatted_20_Text">//<text:span text:style-name="T11">Linking of interconnected cells</text:span></text:p>
      <text:p text:style-name="Preformatted_20_Text">for each node in the user interface:</text:p>
      <text:p text:style-name="Preformatted_20_Text"><text:tab/>node.write_cell_fields_initialization(some_text_buffer, some_context)</text:p>
      <text:p text:style-name="Preformatted_20_Text">//Assembling the network</text:p>
      <text:p text:style-name="Preformatted_20_Text">sort the nodes by input-output dependecy</text:p>
      <text:p text:style-name="Preformatted_20_Text">for each sorted node:</text:p>
      <text:p text:style-name="Preformatted_20_Text"><text:tab/>add it to the network</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style-name="Regular"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gi </meta:initial-creator>
    <meta:creation-date>2016-08-17T13:15:30.547657553</meta:creation-date>
    <dc:date>2016-08-17T15:47:40.129109043</dc:date>
    <dc:creator>pgi </dc:creator>
    <meta:editing-duration>PT1H11M28S</meta:editing-duration>
    <meta:editing-cycles>13</meta:editing-cycles>
    <meta:generator>LibreOffice/5.0.3.2$Linux_X86_64 LibreOffice_project/00m0$Build-2</meta:generator>
    <meta:document-statistic meta:table-count="2" meta:image-count="0" meta:object-count="0" meta:page-count="5" meta:paragraph-count="136" meta:word-count="1569" meta:character-count="10741" meta:non-whitespace-character-count="9149"/>
  </office:meta>
</office:document-meta>
</file>